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TRERAS SULCA, KATHERIN LISS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83126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60167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NTRERAS SULCA, KATHERIN LISS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83126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016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322466</text:p>
          </table:table-cell>
          <table:table-cell table:style-name="Tabla2.D3" office:value-type="string">
            <text:p text:style-name="P23">83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3:21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